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00.04pt"/>
    </style:style>
    <style:style style:name="co3" style:family="table-column">
      <style:table-column-properties fo:break-before="auto" style:column-width="179.8pt"/>
    </style:style>
    <style:style style:name="co4" style:family="table-column">
      <style:table-column-properties fo:break-before="auto" style:column-width="25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ro4" style:family="table-row">
      <style:table-row-properties style:row-height="59.1pt" fo:break-before="auto" style:use-optimal-row-height="true"/>
    </style:style>
    <style:style style:name="ro5" style:family="table-row">
      <style:table-row-properties style:row-height="69.36pt" fo:break-before="auto" style:use-optimal-row-height="true"/>
    </style:style>
    <style:style style:name="ro6" style:family="table-row">
      <style:table-row-properties style:row-height="47.59pt" fo:break-before="auto" style:use-optimal-row-height="true"/>
    </style:style>
    <style:style style:name="ro7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2-OLINUXINO-MICRO_Rev_L1_e4GB_IND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rts</text:p>
          </table:table-cell>
          <table:table-cell table:style-name="ce3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R(Board_Mounted)</text:p>
          </table:table-cell>
          <table:table-cell office:value-type="string" calcext:value-type="string">
            <text:p>R_0R0R(NA)</text:p>
          </table:table-cell>
          <table:table-cell office:value-type="string" calcext:value-type="string">
            <text:p>R24, R34, R69, R8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3R/1%</text:p>
          </table:table-cell>
          <table:table-cell office:value-type="string" calcext:value-type="string">
            <text:p>R-EU_R1206_5MIL_WS</text:p>
          </table:table-cell>
          <table:table-cell office:value-type="string" calcext:value-type="string">
            <text:p>R59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, R31, R51, R53, R60, R62, R63, R66, R68,</text:p>
            <text:p> R71, R72, R7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8, R119, R133, R134, R135, R146, R147, R148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9.9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5, R43, R58, R103, R141, R142, R143, R14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1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64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30R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, R9, R16, R41, R104, R150, R15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0, R92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2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, R2, R4, R6, R8, R32, R37, R39, R57, R65, R70,</text:p>
            <text:p> R73, R75, R76, R81, R82, R83, R86, R93, R94, R12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8, R5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99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2, R61, R89, R13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.8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.25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88, R97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, R20, R30, R33, R38, R44, R46, R47, R54, R98,</text:p>
            <text:p> R105, R136, R137, R144, R145, R15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9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4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3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45, R78, R80, R1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.2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7, R10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.1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27, R28, R52, R84, R95, R111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1, R17, R29, R40, R85, R91, R10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0k/1%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6, R56, R6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3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0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0805_(4X0402)_22R</text:p>
          </table:table-cell>
          <table:table-cell office:value-type="string" calcext:value-type="string">
            <text:p>R_MATRIX_4E_25X625</text:p>
          </table:table-cell>
          <table:table-cell office:value-type="string" calcext:value-type="string">
            <text:p>RM4, RM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1206_(4X0603)_4B8_75R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.5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9, RM10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1206_(4X0603)_4B8_1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3, RM6, RM2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1206_(4X0603)_4B8_100K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8, RM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pF/50V/5%/COG/C0603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97, C98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5, C76, C99, C100, C195, C20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p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01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27, C129, C131, C132, C160, C165, C182, C2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F/2kV/X7R/1206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6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40, C141, C142, C143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4, C67, C72, C74, C92, C94, C122, C124, C125,</text:p>
            <text:p> C161, C170, C171, C176, C200, C221</text:p>
          </table:table-cell>
          <table:table-cell table:number-columns-repeated="1020"/>
        </table:table-row>
        <table:table-row table:style-name="ro4">
          <table:table-cell office:value-type="float" office:value="48" calcext:value-type="float">
            <text:p>48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, C3, C5, C7, C10, C11, C14, C15, C18, C19, C21,</text:p>
            <text:p> C22, C23, C24, C25, C26, C27, C57, C59, C60, C61,</text:p>
            <text:p> C62, C68, C69, C70, C77, C78, C79, C80, C82, C83,</text:p>
            <text:p> C84, C85, C86, C87, C102, C106, C134, C139, C155,</text:p>
            <text:p> C169, C175, C184, C189, C191, C235, C237, C238</text:p>
          </table:table-cell>
          <table:table-cell table:number-columns-repeated="1020"/>
        </table:table-row>
        <table:table-row table:style-name="ro5">
          <table:table-cell table:style-name="ce1" office:value-type="float" office:value="55" calcext:value-type="float">
            <text:p>55</text:p>
          </table:table-cell>
          <table:table-cell table:style-name="ce3" office:value-type="string" calcext:value-type="string">
            <text:p>220nF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C1, C4, C6, C8, C9, C12, C16, C17, C20, C28, C29,</text:p>
            <text:p> C30, C31, C32, C33, C34, C35, C36, C37, C38, C39,</text:p>
            <text:p> C40, C41, C42, C43, C44, C45, C46, C47, C48, C49</text:p>
            <text:p> C50, C51, C52, C53, C54, C55, C58, C81, C111,</text:p>
            <text:p> C114, C117, C118, C119, C120, <text:span text:style-name="T1">C177</text:span>, C224, C225,</text:p>
            <text:p> C226, C227, C228, C229, C230, C231, C2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2, C196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1uF/6.3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C73, C91, C110, C150, C167, <text:span text:style-name="T1">C172</text:span>, C17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34, C236, C23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F/50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202, C203, C241, C242, C243, C244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4.7uF/6.3V</text:p>
          </table:table-cell>
          <table:table-cell table:style-name="ce3" office:value-type="string" calcext:value-type="string">
            <text:p>C-EUC0603_DWS</text:p>
          </table:table-cell>
          <table:table-cell office:value-type="string" calcext:value-type="string">
            <text:p><text:span text:style-name="T1">C146,</text:span> <text:span text:style-name="T1">C149, C158,</text:span> <text:span text:style-name="T1">C178, C179, C180,</text:span> <text:span text:style-name="T1">C187</text:span>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10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2, C113, C121, C128, C136, C147, C148, C151,</text:p>
            <text:p> C152, C156, C159, C162, C164, C166</text:p>
          </table:table-cell>
          <table:table-cell table:number-columns-repeated="1020"/>
        </table:table-row>
        <table:table-row table:style-name="ro6">
          <table:table-cell office:value-type="float" office:value="33" calcext:value-type="float">
            <text:p>33</text:p>
          </table:table-cell>
          <table:table-cell office:value-type="string" calcext:value-type="string">
            <text:p>22uF/6.3V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3, C56, C65, C66, C96, C101, C103, C104, C105,</text:p>
            <text:p> C109, C115, C133, C138, C157, C168, C173, C186,</text:p>
            <text:p> C190, C193, C194, C198, C199, C204, C205, C206,</text:p>
            <text:p> C207, C209, C210, C211, C212, C216, C219, C220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47uF/6.3V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23, C126, C135, C145, C217, C222, C223, C240,</text:p>
            <text:p> C245, C246, C247, C248, C249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uH/NR3015T2R2M/1.5A/3015</text:p>
          </table:table-cell>
          <table:table-cell office:value-type="string" calcext:value-type="string">
            <text:p>L-CD32</text:p>
          </table:table-cell>
          <table:table-cell office:value-type="string" calcext:value-type="string">
            <text:p>L12, L13, L14, L18, L20, L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uH/YS75</text:p>
          </table:table-cell>
          <table:table-cell office:value-type="string" calcext:value-type="string">
            <text:p>LLQH88PN100M38</text:p>
          </table:table-cell>
          <table:table-cell office:value-type="string" calcext:value-type="string">
            <text:p>L1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B0805/600R/2A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1, L4, L5, L6, L7, L11, L15, L16, L17, L22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N5819(S4SOD-123)</text:p>
          </table:table-cell>
          <table:table-cell office:value-type="string" calcext:value-type="string">
            <text:p>SCHOTKKY7.62SS-1N5819</text:p>
            <text:p>(S4SOD-123)</text:p>
          </table:table-cell>
          <table:table-cell office:value-type="string" calcext:value-type="string">
            <text:p>D1, D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N5822/SS34/SMA</text:p>
          </table:table-cell>
          <table:table-cell office:value-type="string" calcext:value-type="string">
            <text:p>SCHOTKKY7.62SS2</text:p>
          </table:table-cell>
          <table:table-cell office:value-type="string" calcext:value-type="string">
            <text:p>D2, D4, 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BJ26A</text:p>
          </table:table-cell>
          <table:table-cell office:value-type="string" calcext:value-type="string">
            <text:p>SMBJ16A</text:p>
          </table:table-cell>
          <table:table-cell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LED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PWR_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LED-0603_TEST</text:p>
          </table:table-cell>
          <table:table-cell office:value-type="string" calcext:value-type="string">
            <text:p>CHGL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32.768kHz/12.5pF/20ppm/4P/SMD8038</text:p>
          </table:table-cell>
          <table:table-cell office:value-type="string" calcext:value-type="string">
            <text:p>MC-306_MC-306-TEST</text:p>
          </table:table-cell>
          <table:table-cell office:value-type="string" calcext:value-type="string">
            <text:p>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4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25MHz/20pF/20ppm/2P/5.0x3.2mm</text:p>
          </table:table-cell>
          <table:table-cell office:value-type="string" calcext:value-type="string">
            <text:p>HC49/S_E4SB25.000F20E15</text:p>
          </table:table-cell>
          <table:table-cell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846B(SOT23-3)</text:p>
          </table:table-cell>
          <table:table-cell office:value-type="string" calcext:value-type="string">
            <text:p>NPN-TRANSISTOR_SOT23</text:p>
          </table:table-cell>
          <table:table-cell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N-MOS+DIODBSS138(SOT23-3)</text:p>
          </table:table-cell>
          <table:table-cell office:value-type="string" calcext:value-type="string">
            <text:p>FET2, FET3, FET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LML6402(SOT23-3)</text:p>
          </table:table-cell>
          <table:table-cell office:value-type="string" calcext:value-type="string">
            <text:p>P-MOS+DIODIRLML6402</text:p>
          </table:table-cell>
          <table:table-cell office:value-type="string" calcext:value-type="string">
            <text:p>FET1, FET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SMD035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1231-2.5V(SOT23-5)</text:p>
          </table:table-cell>
          <table:table-cell office:value-type="string" calcext:value-type="string">
            <text:p>AP1231-33</text:p>
          </table:table-cell>
          <table:table-cell office:value-type="string" calcext:value-type="string">
            <text:p>V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24C16BN-SH(SOIC-8)</text:p>
          </table:table-cell>
          <table:table-cell office:value-type="string" calcext:value-type="string">
            <text:p>24LCXX</text:p>
          </table:table-cell>
          <table:table-cell office:value-type="string" calcext:value-type="string">
            <text:p>U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P209(QFN48)</text:p>
          </table:table-cell>
          <table:table-cell office:value-type="string" calcext:value-type="string">
            <text:p>AXP209</text:p>
          </table:table-cell>
          <table:table-cell office:value-type="string" calcext:value-type="string">
            <text:p>U12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LAN8710AI-EZK-TR(QFN-32)</text:p>
          </table:table-cell>
          <table:table-cell table:style-name="ce3" office:value-type="string" calcext:value-type="string">
            <text:p>LAN8710A-EZC</text:p>
          </table:table-cell>
          <table:table-cell table:style-name="ce3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1584EN(SOIC8E)</text:p>
          </table:table-cell>
          <table:table-cell office:value-type="string" calcext:value-type="string">
            <text:p>U14</text:p>
          </table:table-cell>
          <table:table-cell table:number-columns-repeated="1020"/>
        </table:table-row>
        <table:table-row table:style-name="ro7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MT41K256M16HA-125IT:E</text:p>
            <text:p>(DDR3L-1600_11-11-11)</text:p>
          </table:table-cell>
          <table:table-cell table:style-name="ce3" office:value-type="string" calcext:value-type="string">
            <text:p>H5TQ2G63BFR_</text:p>
            <text:p>MEM4G16D3EABG-125PHIS</text:p>
          </table:table-cell>
          <table:table-cell table:style-name="ce3" office:value-type="string" calcext:value-type="string">
            <text:p>U2, 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3608(SOT23-6)</text:p>
          </table:table-cell>
          <table:table-cell office:value-type="string" calcext:value-type="string">
            <text:p>SY7208</text:p>
          </table:table-cell>
          <table:table-cell office:value-type="string" calcext:value-type="string">
            <text:p>U1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FC4GACAANA-4M_IT(TBGA100)</text:p>
          </table:table-cell>
          <table:table-cell office:value-type="string" calcext:value-type="string">
            <text:p>MTFC4GACAANA-4MIT</text:p>
          </table:table-cell>
          <table:table-cell office:value-type="string" calcext:value-type="string">
            <text:p>U2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Y6280AAC(SOT23-5)</text:p>
          </table:table-cell>
          <table:table-cell office:value-type="string" calcext:value-type="string">
            <text:p>SY6280</text:p>
          </table:table-cell>
          <table:table-cell office:value-type="string" calcext:value-type="string">
            <text:p>U9, U10, U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8089AAAC(SOT23-5)</text:p>
          </table:table-cell>
          <table:table-cell office:value-type="string" calcext:value-type="string">
            <text:p>SY8008</text:p>
          </table:table-cell>
          <table:table-cell office:value-type="string" calcext:value-type="string">
            <text:p>U13, U15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T2(TFBGA441)</text:p>
          </table:table-cell>
          <table:table-cell table:style-name="ce3" office:value-type="string" calcext:value-type="string">
            <text:p>A10</text:p>
          </table:table-cell>
          <table:table-cell table:style-name="ce3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R</text:p>
          </table:table-cell>
          <table:table-cell office:value-type="string" calcext:value-type="string">
            <text:p>CON2DW02R</text:p>
          </table:table-cell>
          <table:table-cell office:value-type="string" calcext:value-type="string">
            <text:p>LIPO_B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SATA_PWR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BH-254-SMT-10</text:p>
          </table:table-cell>
          <table:table-cell office:value-type="string" calcext:value-type="string">
            <text:p>ML10-(GBH-254-SMT-10)_TEST</text:p>
          </table:table-cell>
          <table:table-cell office:value-type="string" calcext:value-type="string">
            <text:p>UEXT1, UEXT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BH-254-SMT-40</text:p>
          </table:table-cell>
          <table:table-cell office:value-type="string" calcext:value-type="string">
            <text:p>ML40-GBH-254-SMT-40_TEST</text:p>
          </table:table-cell>
          <table:table-cell office:value-type="string" calcext:value-type="string">
            <text:p>GPIO-1, GPIO-2, GPIO-3, LCD_CO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DMI-SWM-19</text:p>
          </table:table-cell>
          <table:table-cell office:value-type="string" calcext:value-type="string">
            <text:p>HDMI-MC34931HDMI-SWM-19</text:p>
          </table:table-cell>
          <table:table-cell office:value-type="string" calcext:value-type="string">
            <text:p>HDMI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N1X4</text:p>
          </table:table-cell>
          <table:table-cell office:value-type="string" calcext:value-type="string">
            <text:p>CON4HN1X4</text:p>
          </table:table-cell>
          <table:table-cell office:value-type="string" calcext:value-type="string">
            <text:p>UART0</text:p>
          </table:table-cell>
          <table:table-cell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ICRO_SD/TFC-WPAPR-08</text:p>
          </table:table-cell>
          <table:table-cell office:value-type="string" calcext:value-type="string">
            <text:p>MICRO_SD/MMC_CP_</text:p>
            <text:p>NEWTFC-WPAPR-08</text:p>
          </table:table-cell>
          <table:table-cell office:value-type="string" calcext:value-type="string">
            <text:p>SD/MMC1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PJ-W47S-05D2-LF_V2</text:p>
          </table:table-cell>
          <table:table-cell office:value-type="string" calcext:value-type="string">
            <text:p>AUDIO_JACK_</text:p>
            <text:p>5PINPJ-W47S-05D2-LF_V2</text:p>
          </table:table-cell>
          <table:table-cell office:value-type="string" calcext:value-type="string">
            <text:p>HEADPHONES, MIC_I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D006A-LT2-BA0</text:p>
          </table:table-cell>
          <table:table-cell office:value-type="string" calcext:value-type="string">
            <text:p>SD_CARD_PSD006A-LT2-BA0</text:p>
          </table:table-cell>
          <table:table-cell office:value-type="string" calcext:value-type="string">
            <text:p>SD/MM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WRJ-2mm(YDJ-1136)</text:p>
          </table:table-cell>
          <table:table-cell office:value-type="string" calcext:value-type="string">
            <text:p>PWR-JAKPWR_JACK_UNI_MILLING</text:p>
          </table:table-cell>
          <table:table-cell office:value-type="string" calcext:value-type="string">
            <text:p>PW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LBC-060TC1</text:p>
          </table:table-cell>
          <table:table-cell office:value-type="string" calcext:value-type="string">
            <text:p>RJLBC-060TC1_GND_MILLING</text:p>
          </table:table-cell>
          <table:table-cell office:value-type="string" calcext:value-type="string">
            <text:p>LAN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TA-PWA-07</text:p>
          </table:table-cell>
          <table:table-cell office:value-type="string" calcext:value-type="string">
            <text:p>SATA-PWA-07"</text:p>
          </table:table-cell>
          <table:table-cell office:value-type="string" calcext:value-type="string">
            <text:p>SATA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-OTG</text:p>
          </table:table-cell>
          <table:table-cell office:value-type="string" calcext:value-type="string">
            <text:p>MINI_USB9</text:p>
          </table:table-cell>
          <table:table-cell office:value-type="string" calcext:value-type="string">
            <text:p>USB_OTG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TWO_LEVEL</text:p>
          </table:table-cell>
          <table:table-cell office:value-type="string" calcext:value-type="string">
            <text:p>USB_HOS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U06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VGA</text:p>
          </table:table-cell>
          <table:table-cell table:number-columns-repeated="102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SIDE_WTCM-TR(3X4)</text:p>
          </table:table-cell>
          <table:table-cell office:value-type="string" calcext:value-type="string">
            <text:p>SW-TAKTSIDE_WTCM-TR(3X4)</text:p>
          </table:table-cell>
          <table:table-cell office:value-type="string" calcext:value-type="string">
            <text:p>ENTER, ESC, HOME, MENU, PWR_BUT, RECOVERY,</text:p>
            <text:p> RESET, SEARCH, VOL+, VOL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JSJ_1_SMALLER_CLOSE_10MILS</text:p>
          </table:table-cell>
          <table:table-cell office:value-type="string" calcext:value-type="string">
            <text:p>NAND_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5V_E, 5V_E_SATA, VPS+, VPS-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SJ_SMALLER</text:p>
          </table:table-cell>
          <table:table-cell office:value-type="string" calcext:value-type="string">
            <text:p>WP_ENABLE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107, C108, C153, C15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71, C181, C183, C185, C18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-EUC1206_5MILS_WS_ISO</text:p>
          </table:table-cell>
          <table:table-cell office:value-type="string" calcext:value-type="string">
            <text:p>C93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402_SMALL</text:p>
          </table:table-cell>
          <table:table-cell office:value-type="string" calcext:value-type="string">
            <text:p>R12, R15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5, R22, R23, R49, R50, R153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22, R123, R124, R125, R126, R127, R128, R129,</text:p>
            <text:p> R130, R131, R13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3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3, R1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2.2u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16, C14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.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251, C253, C255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NA(10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8, R19, R21, R26, R112, R113, R115, R116,</text:p>
            <text:p> R117, R121, R154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6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22R)</text:p>
          </table:table-cell>
          <table:table-cell office:value-type="string" calcext:value-type="string">
            <text:p>R-EU_R0402_TI</text:p>
          </table:table-cell>
          <table:table-cell office:value-type="string" calcext:value-type="string">
            <text:p>R11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(22uF/6.3V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197, C213, C214, C215, C25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k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47uF/6.3V)</text:p>
          </table:table-cell>
          <table:table-cell office:value-type="string" calcext:value-type="string">
            <text:p>C-EUC0805_5MIL_DWS</text:p>
          </table:table-cell>
          <table:table-cell office:value-type="string" calcext:value-type="string">
            <text:p>C130, C1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00k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79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0nF)</text:p>
          </table:table-cell>
          <table:table-cell office:value-type="string" calcext:value-type="string">
            <text:p>C-EUC0603_DWS</text:p>
          </table:table-cell>
          <table:table-cell office:value-type="string" calcext:value-type="string">
            <text:p>C88, C89, C90, C233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220nF)</text:p>
          </table:table-cell>
          <table:table-cell office:value-type="string" calcext:value-type="string">
            <text:p>C-EUC0402_TI</text:p>
          </table:table-cell>
          <table:table-cell office:value-type="string" calcext:value-type="string">
            <text:p>C250, C252, C25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330R/1%)</text:p>
          </table:table-cell>
          <table:table-cell office:value-type="string" calcext:value-type="string">
            <text:p>R-EU_R0603_5MIL_DWS</text:p>
          </table:table-cell>
          <table:table-cell office:value-type="string" calcext:value-type="string">
            <text:p>R106, R10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DW02S)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5V_PW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FB0805/600R/2A)</text:p>
          </table:table-cell>
          <table:table-cell office:value-type="string" calcext:value-type="string">
            <text:p>L-USL0805_5MIL_DWS</text:p>
          </table:table-cell>
          <table:table-cell office:value-type="string" calcext:value-type="string">
            <text:p>L2, L8, L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MT29F64G08CBABAWP:BTR)</text:p>
          </table:table-cell>
          <table:table-cell office:value-type="string" calcext:value-type="string">
            <text:p>H27UBG8T2A</text:p>
          </table:table-cell>
          <table:table-cell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CON2HN1X2</text:p>
          </table:table-cell>
          <table:table-cell office:value-type="string" calcext:value-type="string">
            <text:p>BKUP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HN1x2)</text:p>
          </table:table-cell>
          <table:table-cell office:value-type="string" calcext:value-type="string">
            <text:p>JP1E</text:p>
          </table:table-cell>
          <table:table-cell office:value-type="string" calcext:value-type="string">
            <text:p>MIC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KLMAG1JETD-B041003(FBGA153))</text:p>
          </table:table-cell>
          <table:table-cell office:value-type="string" calcext:value-type="string">
            <text:p>KLMAG2GEND-B031(FBGA153)</text:p>
          </table:table-cell>
          <table:table-cell office:value-type="string" calcext:value-type="string">
            <text:p>U2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RA1206_(4X0603)_4B8_0R)</text:p>
          </table:table-cell>
          <table:table-cell office:value-type="string" calcext:value-type="string">
            <text:p>R_MATRIX_4E</text:p>
          </table:table-cell>
          <table:table-cell office:value-type="string" calcext:value-type="string">
            <text:p>RM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(RCLAMP0524P)</text:p>
          </table:table-cell>
          <table:table-cell office:value-type="string" calcext:value-type="string">
            <text:p>RCLAMP0524PTEST</text:p>
          </table:table-cell>
          <table:table-cell office:value-type="string" calcext:value-type="string">
            <text:p>U17, U22, U2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W25Q128FVSIG(SOIC-8_Wide))</text:p>
          </table:table-cell>
          <table:table-cell office:value-type="string" calcext:value-type="string">
            <text:p>W25Q16BVSSIG(SO-8)</text:p>
          </table:table-cell>
          <table:table-cell office:value-type="string" calcext:value-type="string">
            <text:p>U25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scale-to="80%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8-11-30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30T13:48:17.929463857</dc:date>
    <meta:editing-duration>PT2H54M22S</meta:editing-duration>
    <meta:editing-cycles>69</meta:editing-cycles>
    <meta:generator>LibreOffice/5.1.6.2$Linux_X86_64 LibreOffice_project/10m0$Build-2</meta:generator>
    <meta:document-statistic meta:table-count="1" meta:cell-count="496" meta:object-count="0"/>
  </office:meta>
</office:document-meta>
</file>